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36927862948" calcext:value-type="float">
            <text:p>36927862948</text:p>
          </table:table-cell>
          <table:table-cell office:value-type="float" office:value="4062902" calcext:value-type="float">
            <text:p>4062902</text:p>
          </table:table-cell>
          <table:table-cell table:formula="of:=[.A1]/[.B1]" office:value-type="float" office:value="9089.0360998124" calcext:value-type="float">
            <text:p>9089.0360998124</text:p>
          </table:table-cell>
          <table:table-cell table:number-columns-repeated="2"/>
          <table:table-cell table:formula="of:=[.C1]" office:value-type="float" office:value="9089.0360998124" calcext:value-type="float">
            <text:p>9089.0360998124</text:p>
          </table:table-cell>
          <table:table-cell table:formula="of:=5.61304372286876E+022" office:value-type="float" office:value="5.61304372286876E+022" calcext:value-type="float">
            <text:p>56130437228687600000000</text:p>
          </table:table-cell>
          <table:table-cell table:style-name="ce1" table:formula="of:=[.G1]*[.G1]*[.F1]/100000000" office:value-type="float" office:value="2.86361533008897E+041" calcext:value-type="float">
            <text:p>286361533008897000000000000000000000000000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formula="of:=354051391.780783*1000000" office:value-type="float" office:value="354051391780783" calcext:value-type="float">
            <text:p>354051391780783</text:p>
          </table:table-cell>
          <table:table-cell office:value-type="float" office:value="4062902" calcext:value-type="float">
            <text:p>4062902</text:p>
          </table:table-cell>
          <table:table-cell table:formula="of:=[.A2]/[.B2]" office:value-type="float" office:value="87142488.7385379" calcext:value-type="float">
            <text:p>87142488.7385379</text:p>
          </table:table-cell>
          <table:table-cell table:formula="of:=[.C2]-[.C1]*[.C1]" office:value-type="float" office:value="4531911.51484488" calcext:value-type="float">
            <text:p>4531911.51484488</text:p>
          </table:table-cell>
          <table:table-cell table:formula="of:=SQRT([.D2])" office:value-type="float" office:value="2128.82867202715" calcext:value-type="float">
            <text:p>2128.8286720272</text:p>
          </table:table-cell>
          <table:table-cell table:formula="of:=[.E2]/SQRT([.B2])" office:value-type="float" office:value="1.05614254389237" calcext:value-type="float">
            <text:p>1.0561425439</text:p>
          </table:table-cell>
          <table:table-cell table:formula="of:=5.61304372286876E+022" office:value-type="float" office:value="5.61304372286876E+022" calcext:value-type="float">
            <text:p>56130437228687600000000</text:p>
          </table:table-cell>
          <table:table-cell table:formula="of:=[.G2]*[.G2]*[.F2]/100000000" office:value-type="float" office:value="3.32751014104981E+037" calcext:value-type="float">
            <text:p>33275101410498100000000000000000000000</text:p>
          </table:table-cell>
          <table:table-cell office:value-type="string" calcext:value-type="string">
            <text:p>st.dev</text:p>
          </table:table-cell>
        </table:table-row>
        <table:table-row table:style-name="ro1">
          <table:table-cell office:value-type="float" office:value="33676872.394164" calcext:value-type="float">
            <text:p>33676872.394164</text:p>
          </table:table-cell>
          <table:table-cell office:value-type="float" office:value="4062902" calcext:value-type="float">
            <text:p>4062902</text:p>
          </table:table-cell>
          <table:table-cell table:formula="of:=[.A3]/[.B3]" office:value-type="float" office:value="8.28887145054545" calcext:value-type="float">
            <text:p>8.2888714505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2]/[.H1]" office:value-type="float" office:value="0.000116199620322134" calcext:value-type="float">
            <text:p>0.0001161996</text:p>
          </table:table-cell>
          <table:table-cell/>
        </table:table-row>
        <table:table-row table:style-name="ro1">
          <table:table-cell table:number-columns-repeated="7"/>
          <table:table-cell table:formula="of:=LOG([.H4])" office:value-type="float" office:value="-3.93479529098417" calcext:value-type="float">
            <text:p>-3.9347952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0:29:49.725000000</meta:creation-date>
    <dc:date>2017-12-23T10:36:37.672000000</dc:date>
    <meta:editing-duration>PT6M49S</meta:editing-duration>
    <meta:editing-cycles>1</meta:editing-cycles>
    <meta:document-statistic meta:table-count="1" meta:cell-count="21" meta:object-count="0"/>
    <meta:generator>LibreOffice/5.0.2.2$Windows_x86 LibreOffice_project/37b43f919e4de5eeaca9b9755ed688758a8251fe</meta:generator>
  </office:meta>
</office:document-meta>
</file>